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3" table:number-columns-repeated="1638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ound</text:p>
          </table:table-cell>
          <table:table-cell table:style-name="ce1" office:value-type="string" calcext:value-type="string">
            <text:p>FLP Name</text:p>
          </table:table-cell>
          <table:table-cell table:style-name="ce1" office:value-type="string" calcext:value-type="string">
            <text:p>WAV status</text:p>
          </table:table-cell>
          <table:table-cell table:style-name="ce1" office:value-type="string" calcext:value-type="string">
            <text:p>VGM 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Arcade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llengeLose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llengeWin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llenging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aracterSelect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unkyboy.ogg 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rmission2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mission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azzroom.ogg 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issing sample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jollyjingle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tlesad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chOfDuck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sing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use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ceDay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cemystery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ortsCap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ortsTime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abledoodles.ogg 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itleDemo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itle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ncent.ogg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issing samples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InGame---------------------------------------------</text:p>
          </table:table-cell>
          <table:table-cell/>
          <table:table-cell table:style-name="ce1" table:number-columns-repeated="16382"/>
        </table:table-row>
        <table:table-row table:style-name="ro2">
          <table:table-cell office:value-type="string" calcext:value-type="string">
            <text:p>agreatteam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tf52.ogg 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rbuckle.ogg 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ynth is off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main lead i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id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aba.ogg 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almost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ackwen.ogg 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arrysboots.ogg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Sounds almost identical. Likely minor EQ thing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ushDuck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uttspin.ogg 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yrdr.ogg 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number-columns-repeated="2" office:value-type="string" calcext:value-type="string">
            <text:p>done</text:p>
          </table:table-cell>
          <table:table-cell office:value-type="string" calcext:value-type="string">
            <text:p>Drums need work. Some are too loud, some are too quiet. The whole song is too loud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til.ogg </text:p>
          </table:table-cell>
          <table:table-cell office:value-type="string" calcext:value-type="string">
            <text:p>mayb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hillstream.ogg 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lubDuck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ic.ogg 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M02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M05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MOffice01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ontFuckWithDuck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Duck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cksBeCalm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nit3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erald2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bap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ctorykids.ogg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unky2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unky3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unkyDuck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unkyDucky.ogg 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Drums clip a little b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meplanet.ogg </text:p>
          </table:table-cell>
          <table:table-cell office:value-type="string" calcext:value-type="string">
            <text:p>mayb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orningstar.ogg 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wi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ysterious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wMain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injatoes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nboard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rtraitsOfKings.ogg 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ADDAY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fs2002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kawuar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mokingroom.ogg 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almost</text:p>
          </table:table-cell>
          <table:table-cell office:value-type="string" calcext:value-type="string">
            <text:p>drums are slightly different; missing vibrato on final n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acemystery.ogg </text:p>
          </table:table-cell>
          <table:table-cell office:value-type="string" calcext:value-type="string">
            <text:p>mayb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cer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arlightDuck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DuckAndCover.ogg 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teelmillSunset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ream.ogg 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ynthRock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chnoFreak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ntercitylights.ogg 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wi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yuzo_koshiro_is my_hero.ogg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issing samples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 style:data-style-name="N2" text:time-value="12:40:32.8159415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14:20:55.410045685</meta:creation-date>
    <dc:date>2023-08-31T23:25:45.066622283</dc:date>
    <meta:editing-duration>P3DT9H42M52S</meta:editing-duration>
    <meta:editing-cycles>3</meta:editing-cycles>
    <meta:generator>LibreOffice/7.5.5.2$Linux_X86_64 LibreOffice_project/50$Build-2</meta:generator>
    <meta:document-statistic meta:table-count="1" meta:cell-count="179" meta:object-count="0"/>
  </office:meta>
</office:document-meta>
</file>